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1.236cm"/>
    </style:style>
    <style:style style:name="co4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draws</text:p>
          </table:table-cell>
          <table:table-cell office:value-type="string">
            <text:p>1wins</text:p>
          </table:table-cell>
          <table:table-cell office:value-type="string">
            <text:p>2wins</text:p>
          </table:table-cell>
          <table:table-cell office:value-type="string">
            <text:p>longest game</text:p>
          </table:table-cell>
          <table:table-cell office:value-type="string">
            <text:p>shortest game</text:p>
          </table:table-cell>
          <table:table-cell office:value-type="string">
            <text:p>av length</text:p>
          </table:table-cell>
          <table:table-cell office:value-type="string">
            <text:p>av time</text:p>
          </table:table-cell>
          <table:table-cell office:value-type="string">
            <text:p>times ran</text:p>
          </table:table-cell>
        </table:table-row>
        <table:table-row table:style-name="ro1">
          <table:table-cell table:number-columns-repeated="2" office:value-type="string">
            <text:p>random</text:p>
          </table:table-cell>
          <table:table-cell office:value-type="float" office:value="53">
            <text:p>53</text:p>
          </table:table-cell>
          <table:table-cell office:value-type="float" office:value="476">
            <text:p>476</text:p>
          </table:table-cell>
          <table:table-cell office:value-type="float" office:value="471">
            <text:p>47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bloodlust</text:p>
          </table:table-cell>
          <table:table-cell office:value-type="float" office:value="54">
            <text:p>54</text:p>
          </table:table-cell>
          <table:table-cell office:value-type="float" office:value="345">
            <text:p>345</text:p>
          </table:table-cell>
          <table:table-cell office:value-type="float" office:value="601">
            <text:p>60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37">
            <text:p>2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self_preservation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887">
            <text:p>88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25">
            <text:p>4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minimax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86">
            <text:p>868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random</text:p>
          </table:table-cell>
          <table:table-cell office:value-type="float" office:value="53">
            <text:p>53</text:p>
          </table:table-cell>
          <table:table-cell office:value-type="float" office:value="618">
            <text:p>618</text:p>
          </table:table-cell>
          <table:table-cell office:value-type="float" office:value="329">
            <text:p>32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bloodlust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98">
            <text:p>4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self_preservation</text:p>
          </table:table-cell>
          <table:table-cell table:number-columns-repeated="8"/>
        </table:table-row>
        <table:table-row table:style-name="ro1">
          <table:table-cell office:value-type="string">
            <text:p>bloodlust</text:p>
          </table:table-cell>
          <table:table-cell office:value-type="string">
            <text:p>minima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elf_preservation</text:p>
          </table:table-cell>
          <table:table-cell office:value-type="string">
            <text:p>random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1win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/03/2012</text:date>, <text:time>16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6T16:18:42</meta:creation-date>
    <dc:date>2012-03-06T16:33:51</dc:date>
    <meta:editing-duration>PT15M10S</meta:editing-duration>
    <meta:editing-cycles>1</meta:editing-cycles>
    <meta:document-statistic meta:table-count="3" meta:cell-count="83" meta:object-count="0"/>
    <meta:generator>LibreOffice/3.3$Unix LibreOffice_project/330m19$Build-202</meta:generator>
  </office:meta>
</office:document-meta>
</file>